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c9211e" loext:opacity="100%" fo:font-size="15pt" fo:font-weight="bold" officeooo:rsid="002480d2" officeooo:paragraph-rsid="002480d2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c9211e" loext:opacity="100%" fo:font-size="15pt" fo:font-weight="bold" officeooo:rsid="002ad62b" officeooo:paragraph-rsid="0050e693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officeooo:rsid="001a0826" officeooo:paragraph-rsid="0050e693" style:font-size-asian="15pt" style:font-size-complex="15pt"/>
    </style:style>
    <style:style style:name="P4" style:family="paragraph" style:parent-style-name="Standard">
      <style:text-properties fo:font-size="15pt" officeooo:rsid="0020e68f" officeooo:paragraph-rsid="0050e693" style:font-size-asian="15pt" style:font-size-complex="15pt"/>
    </style:style>
    <style:style style:name="P5" style:family="paragraph" style:parent-style-name="Standard">
      <style:text-properties fo:font-size="15pt" officeooo:rsid="0030bd7c" officeooo:paragraph-rsid="0050e693" style:font-size-asian="15pt" style:font-size-complex="15pt"/>
    </style:style>
    <style:style style:name="P6" style:family="paragraph" style:parent-style-name="Standard">
      <style:text-properties fo:font-size="15pt" officeooo:rsid="001a125e" officeooo:paragraph-rsid="001a125e" style:font-size-asian="15pt" style:font-size-complex="15pt"/>
    </style:style>
    <style:style style:name="P7" style:family="paragraph" style:parent-style-name="Standard">
      <style:text-properties fo:font-size="15pt" officeooo:rsid="001a125e" officeooo:paragraph-rsid="0050e693" style:font-size-asian="15pt" style:font-size-complex="15pt"/>
    </style:style>
    <style:style style:name="P8" style:family="paragraph" style:parent-style-name="Standard">
      <style:text-properties fo:font-size="15pt" officeooo:rsid="002ad62b" officeooo:paragraph-rsid="002ad62b" style:font-size-asian="15pt" style:font-size-complex="15pt"/>
    </style:style>
    <style:style style:name="P9" style:family="paragraph" style:parent-style-name="Standard">
      <style:text-properties fo:font-size="15pt" officeooo:rsid="002480d2" officeooo:paragraph-rsid="002480d2" style:font-size-asian="15pt" style:font-size-complex="15pt"/>
    </style:style>
    <style:style style:name="P10" style:family="paragraph" style:parent-style-name="Standard">
      <style:text-properties fo:font-size="15pt" officeooo:rsid="0024b10e" officeooo:paragraph-rsid="0024b10e" style:font-size-asian="15pt" style:font-size-complex="15pt"/>
    </style:style>
    <style:style style:name="P11" style:family="paragraph" style:parent-style-name="Standard">
      <style:text-properties fo:font-size="15pt" officeooo:rsid="002e98d9" officeooo:paragraph-rsid="002e98d9" style:font-size-asian="15pt" style:font-size-complex="15pt"/>
    </style:style>
    <style:style style:name="P12" style:family="paragraph" style:parent-style-name="Standard">
      <style:text-properties fo:font-size="15pt" officeooo:rsid="003e102b" officeooo:paragraph-rsid="003e102b" style:font-size-asian="15pt" style:font-size-complex="15pt"/>
    </style:style>
    <style:style style:name="P13" style:family="paragraph" style:parent-style-name="Standard">
      <style:text-properties fo:font-size="15pt" officeooo:rsid="00441b8a" officeooo:paragraph-rsid="0050e693" style:font-size-asian="15pt" style:font-size-complex="15pt"/>
    </style:style>
    <style:style style:name="P14" style:family="paragraph" style:parent-style-name="Standard">
      <style:text-properties fo:font-size="15pt" officeooo:rsid="00455a7c" officeooo:paragraph-rsid="0050e693" style:font-size-asian="15pt" style:font-size-complex="15pt"/>
    </style:style>
    <style:style style:name="P15" style:family="paragraph" style:parent-style-name="Standard">
      <style:text-properties fo:font-size="15pt" officeooo:rsid="00460de9" officeooo:paragraph-rsid="00460de9" style:font-size-asian="15pt" style:font-size-complex="15pt"/>
    </style:style>
    <style:style style:name="P16" style:family="paragraph" style:parent-style-name="Standard">
      <style:text-properties fo:font-size="15pt" officeooo:paragraph-rsid="004a38f5" style:font-size-asian="15pt" style:font-size-complex="15pt"/>
    </style:style>
    <style:style style:name="P17" style:family="paragraph" style:parent-style-name="Standard">
      <style:text-properties fo:font-size="15pt" officeooo:paragraph-rsid="0050e693" style:font-size-asian="15pt" style:font-size-complex="15pt"/>
    </style:style>
    <style:style style:name="P18" style:family="paragraph" style:parent-style-name="Standard">
      <style:text-properties fo:font-size="15pt" fo:font-weight="bold" officeooo:rsid="002480d2" officeooo:paragraph-rsid="0027ff5d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bold" officeooo:rsid="002480d2" officeooo:paragraph-rsid="002480d2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bold" officeooo:rsid="0030bd7c" officeooo:paragraph-rsid="0030bd7c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font-weight="bold" officeooo:rsid="0024b10e" officeooo:paragraph-rsid="0024b10e" style:font-size-asian="15pt" style:font-weight-asian="bold" style:font-size-complex="15pt" style:font-weight-complex="bold"/>
    </style:style>
    <style:style style:name="P22" style:family="paragraph" style:parent-style-name="Standard">
      <style:text-properties fo:color="#1c1c1c" loext:opacity="100%" fo:font-size="15pt" fo:font-weight="bold" officeooo:rsid="0024b10e" officeooo:paragraph-rsid="0024b10e" style:font-size-asian="15pt" style:font-weight-asian="bold" style:font-size-complex="15pt" style:font-weight-complex="bold"/>
    </style:style>
    <style:style style:name="P23" style:family="paragraph" style:parent-style-name="Standard" style:list-style-name="L1">
      <style:text-properties fo:font-size="15pt" officeooo:paragraph-rsid="0027ff5d" style:font-size-asian="15pt" style:font-size-complex="15pt"/>
    </style:style>
    <style:style style:name="P24" style:family="paragraph" style:parent-style-name="Standard" style:list-style-name="L1">
      <style:text-properties fo:font-size="15pt" officeooo:paragraph-rsid="002ad62b" style:font-size-asian="15pt" style:font-size-complex="15pt"/>
    </style:style>
    <style:style style:name="P25" style:family="paragraph" style:parent-style-name="Standard" style:list-style-name="L1">
      <style:text-properties fo:font-size="15pt" officeooo:rsid="00404c03" officeooo:paragraph-rsid="00404c03" style:font-size-asian="15pt" style:font-size-complex="15pt"/>
    </style:style>
    <style:style style:name="P26" style:family="paragraph" style:parent-style-name="Standard" style:list-style-name="L1">
      <style:text-properties fo:font-size="15pt" officeooo:rsid="0037120e" officeooo:paragraph-rsid="0037120e" style:font-size-asian="15pt" style:font-size-complex="15pt"/>
    </style:style>
    <style:style style:name="P27" style:family="paragraph" style:parent-style-name="Standard" style:list-style-name="L1">
      <style:text-properties fo:font-size="15pt" officeooo:rsid="003e102b" officeooo:paragraph-rsid="003e102b" style:font-size-asian="15pt" style:font-size-complex="15pt"/>
    </style:style>
    <style:style style:name="P28" style:family="paragraph" style:parent-style-name="Standard" style:list-style-name="L1">
      <style:text-properties fo:font-size="15pt" officeooo:rsid="00268319" officeooo:paragraph-rsid="002ad62b" style:font-size-asian="15pt" style:font-size-complex="15pt"/>
    </style:style>
    <style:style style:name="P29" style:family="paragraph" style:parent-style-name="Standard" style:list-style-name="L1">
      <style:text-properties fo:font-size="15pt" officeooo:rsid="00460de9" officeooo:paragraph-rsid="00460de9" style:font-size-asian="15pt" style:font-size-complex="15pt"/>
    </style:style>
    <style:style style:name="P30" style:family="paragraph" style:parent-style-name="Standard" style:list-style-name="L4">
      <style:text-properties fo:font-size="15pt" officeooo:rsid="0024b10e" officeooo:paragraph-rsid="002480d2" style:font-size-asian="15pt" style:font-size-complex="15pt"/>
    </style:style>
    <style:style style:name="P31" style:family="paragraph" style:parent-style-name="Standard" style:list-style-name="L4">
      <style:text-properties fo:font-size="15pt" officeooo:rsid="0024b10e" officeooo:paragraph-rsid="0024b10e" style:font-size-asian="15pt" style:font-size-complex="15pt"/>
    </style:style>
    <style:style style:name="P32" style:family="paragraph" style:parent-style-name="Standard" style:list-style-name="L6">
      <style:text-properties fo:font-size="15pt" officeooo:rsid="0024b10e" officeooo:paragraph-rsid="0024b10e" style:font-size-asian="15pt" style:font-size-complex="15pt"/>
    </style:style>
    <style:style style:name="P33" style:family="paragraph" style:parent-style-name="Standard" style:list-style-name="L7">
      <style:text-properties fo:font-size="15pt" officeooo:rsid="0024b10e" officeooo:paragraph-rsid="0024b10e" style:font-size-asian="15pt" style:font-size-complex="15pt"/>
    </style:style>
    <style:style style:name="P34" style:family="paragraph" style:parent-style-name="Standard" style:list-style-name="L9">
      <style:text-properties fo:font-size="15pt" officeooo:rsid="0024b10e" officeooo:paragraph-rsid="0024b10e" style:font-size-asian="15pt" style:font-size-complex="15pt"/>
    </style:style>
    <style:style style:name="P35" style:family="paragraph" style:parent-style-name="Standard" style:list-style-name="L8">
      <style:text-properties fo:font-size="15pt" officeooo:paragraph-rsid="002e98d9" style:font-size-asian="15pt" style:font-size-complex="15pt"/>
    </style:style>
    <style:style style:name="P36" style:family="paragraph" style:parent-style-name="Standard" style:list-style-name="L5">
      <style:text-properties fo:font-size="15pt" fo:font-weight="normal" officeooo:rsid="0024b10e" officeooo:paragraph-rsid="0024b10e" style:font-size-asian="15pt" style:font-weight-asian="normal" style:font-size-complex="15pt" style:font-weight-complex="normal"/>
    </style:style>
    <style:style style:name="P37" style:family="paragraph" style:parent-style-name="Standard" style:list-style-name="L2">
      <style:text-properties officeooo:paragraph-rsid="004a38f5"/>
    </style:style>
    <style:style style:name="P38" style:family="paragraph" style:parent-style-name="Standard" style:list-style-name="L2">
      <style:text-properties officeooo:paragraph-rsid="0026a21e"/>
    </style:style>
    <style:style style:name="P39" style:family="paragraph" style:parent-style-name="Standard" style:list-style-name="L2">
      <style:text-properties officeooo:paragraph-rsid="002480d2"/>
    </style:style>
    <style:style style:name="P40" style:family="paragraph" style:parent-style-name="Standard" style:list-style-name="L2">
      <style:text-properties officeooo:paragraph-rsid="0048f45b"/>
    </style:style>
    <style:style style:name="P41" style:family="paragraph" style:parent-style-name="Standard" style:list-style-name="L3">
      <style:text-properties officeooo:paragraph-rsid="004a38f5"/>
    </style:style>
    <style:style style:name="P42" style:family="paragraph" style:parent-style-name="Standard" style:list-style-name="L3">
      <style:text-properties fo:color="#000000" loext:opacity="100%" fo:font-size="15pt" fo:font-weight="normal" officeooo:rsid="002480d2" officeooo:paragraph-rsid="004a38f5" style:font-size-asian="15pt" style:font-weight-asian="normal" style:font-size-complex="15pt" style:font-weight-complex="normal"/>
    </style:style>
    <style:style style:name="T1" style:family="text">
      <style:text-properties officeooo:rsid="001a125e"/>
    </style:style>
    <style:style style:name="T2" style:family="text">
      <style:text-properties officeooo:rsid="001b6d7e"/>
    </style:style>
    <style:style style:name="T3" style:family="text">
      <style:text-properties officeooo:rsid="0020e68f"/>
    </style:style>
    <style:style style:name="T4" style:family="text">
      <style:text-properties officeooo:rsid="0023a49a"/>
    </style:style>
    <style:style style:name="T5" style:family="text">
      <style:text-properties officeooo:rsid="002480d2"/>
    </style:style>
    <style:style style:name="T6" style:family="text">
      <style:text-properties officeooo:rsid="00268319"/>
    </style:style>
    <style:style style:name="T7" style:family="text">
      <style:text-properties officeooo:rsid="001a0826"/>
    </style:style>
    <style:style style:name="T8" style:family="text">
      <style:text-properties officeooo:rsid="0029a0c4"/>
    </style:style>
    <style:style style:name="T9" style:family="text">
      <style:text-properties officeooo:rsid="002ad62b"/>
    </style:style>
    <style:style style:name="T10" style:family="text">
      <style:text-properties officeooo:rsid="002e98d9"/>
    </style:style>
    <style:style style:name="T11" style:family="text">
      <style:text-properties fo:color="#c9211e" loext:opacity="100%" fo:font-weight="bold" style:font-weight-asian="bold" style:font-weight-complex="bold"/>
    </style:style>
    <style:style style:name="T12" style:family="text">
      <style:text-properties fo:color="#c9211e" loext:opacity="100%" fo:font-weight="bold" officeooo:rsid="0030bd7c" style:font-weight-asian="bold" style:font-weight-complex="bold"/>
    </style:style>
    <style:style style:name="T13" style:family="text">
      <style:text-properties officeooo:rsid="0030bd7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4b10e" style:font-weight-asian="normal" style:font-weight-complex="normal"/>
    </style:style>
    <style:style style:name="T16" style:family="text">
      <style:text-properties fo:font-weight="normal" officeooo:rsid="001a0826" style:font-weight-asian="normal" style:font-weight-complex="normal"/>
    </style:style>
    <style:style style:name="T17" style:family="text">
      <style:text-properties fo:font-weight="normal" officeooo:rsid="0020e68f" style:font-weight-asian="normal" style:font-weight-complex="normal"/>
    </style:style>
    <style:style style:name="T18" style:family="text">
      <style:text-properties fo:font-weight="normal" officeooo:rsid="002d4375" style:font-weight-asian="normal" style:font-weight-complex="normal"/>
    </style:style>
    <style:style style:name="T19" style:family="text">
      <style:text-properties fo:font-weight="normal" officeooo:rsid="002e98d9" style:font-weight-asian="normal" style:font-weight-complex="normal"/>
    </style:style>
    <style:style style:name="T20" style:family="text">
      <style:text-properties fo:font-weight="normal" officeooo:rsid="001a125e" style:font-weight-asian="normal" style:font-weight-complex="normal"/>
    </style:style>
    <style:style style:name="T21" style:family="text">
      <style:text-properties fo:font-weight="normal" officeooo:rsid="00455a7c" style:font-weight-asian="normal" style:font-weight-complex="normal"/>
    </style:style>
    <style:style style:name="T22" style:family="text">
      <style:text-properties fo:font-weight="normal" officeooo:rsid="00535eb0" style:font-weight-asian="normal" style:font-weight-complex="normal"/>
    </style:style>
    <style:style style:name="T23" style:family="text">
      <style:text-properties officeooo:rsid="00384718"/>
    </style:style>
    <style:style style:name="T24" style:family="text">
      <style:text-properties officeooo:rsid="0042aae6"/>
    </style:style>
    <style:style style:name="T25" style:family="text">
      <style:text-properties officeooo:rsid="00455a7c"/>
    </style:style>
    <style:style style:name="T26" style:family="text">
      <style:text-properties officeooo:rsid="00460de9"/>
    </style:style>
    <style:style style:name="T27" style:family="text">
      <style:text-properties officeooo:rsid="0048f45b"/>
    </style:style>
    <style:style style:name="T28" style:family="text">
      <style:text-properties fo:font-size="15pt" officeooo:rsid="00268319" style:font-size-asian="15pt" style:font-size-complex="15pt"/>
    </style:style>
    <style:style style:name="T29" style:family="text">
      <style:text-properties fo:font-size="15pt" officeooo:rsid="002480d2" style:font-size-asian="15pt" style:font-size-complex="15pt"/>
    </style:style>
    <style:style style:name="T30" style:family="text">
      <style:text-properties fo:font-size="15pt" officeooo:rsid="0030bd7c" style:font-size-asian="15pt" style:font-size-complex="15pt"/>
    </style:style>
    <style:style style:name="T31" style:family="text">
      <style:text-properties fo:font-size="15pt" officeooo:rsid="0026a21e" style:font-size-asian="15pt" style:font-size-complex="15pt"/>
    </style:style>
    <style:style style:name="T32" style:family="text">
      <style:text-properties fo:font-size="15pt" officeooo:rsid="0046f582" style:font-size-asian="15pt" style:font-size-complex="15pt"/>
    </style:style>
    <style:style style:name="T33" style:family="text">
      <style:text-properties fo:font-size="15pt" officeooo:rsid="003f9784" style:font-size-asian="15pt" style:font-size-complex="15pt"/>
    </style:style>
    <style:style style:name="T34" style:family="text">
      <style:text-properties fo:font-size="15pt" officeooo:rsid="002ad62b" style:font-size-asian="15pt" style:font-size-complex="15pt"/>
    </style:style>
    <style:style style:name="T35" style:family="text">
      <style:text-properties fo:font-size="15pt" officeooo:rsid="003e102b" style:font-size-asian="15pt" style:font-size-complex="15pt"/>
    </style:style>
    <style:style style:name="T36" style:family="text">
      <style:text-properties fo:font-size="15pt" officeooo:rsid="0041370f" style:font-size-asian="15pt" style:font-size-complex="15pt"/>
    </style:style>
    <style:style style:name="T37" style:family="text">
      <style:text-properties fo:font-size="15pt" officeooo:rsid="0037120e" style:font-size-asian="15pt" style:font-size-complex="15pt"/>
    </style:style>
    <style:style style:name="T38" style:family="text">
      <style:text-properties fo:font-size="15pt" officeooo:rsid="0053df15" style:font-size-asian="15pt" style:font-size-complex="15pt"/>
    </style:style>
    <style:style style:name="T39" style:family="text">
      <style:text-properties officeooo:rsid="004a38f5"/>
    </style:style>
    <style:style style:name="T40" style:family="text">
      <style:text-properties officeooo:rsid="004eee1f"/>
    </style:style>
    <style:style style:name="T41" style:family="text">
      <style:text-properties officeooo:rsid="00535eb0"/>
    </style:style>
    <style:style style:name="T42" style:family="text">
      <style:text-properties officeooo:rsid="0053df1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o di visione</text:p>
      <text:p text:style-name="P3"/>
      <text:p text:style-name="P3">Si vuole realizzare un sistema informatico per la gestione delle prenotazion<text:span text:style-name="T41">i</text:span> dei posti <text:span text:style-name="T3">in</text:span> un teatro per ottimizzare il lavoro degli addetti regolando in maniera efficiente il rapporto coi clienti.<text:span text:style-name="T1"> </text:span><text:span text:style-name="T13">Il sistema dovrà essere sviluppato <text:s/></text:span><text:span text:style-name="T5">in linguaggio java </text:span><text:span text:style-name="T13">usando il package swing per le interfacce</text:span><text:span text:style-name="T5"> con rela</text:span><text:span text:style-name="T8">tivo</text:span><text:span text:style-name="T5"> database mysql. </text:span><text:span text:style-name="T15">La documentazione deve essere essere scritta in italiano.</text:span></text:p>
      <text:p text:style-name="P3"/>
      <text:p text:style-name="P13"><text:span text:style-name="T15">T</text:span><text:span text:style-name="T14">eatro:</text:span><text:span text:style-name="T16"> ha un nome, un indirizzo, un numero di telefono </text:span><text:span text:style-name="T17">e una email</text:span><text:span text:style-name="T16">. Ha </text:span><text:span text:style-name="T18">300 </text:span><text:span text:style-name="T16"><text:s/>posti a sedere. Ogni posto </text:span><text:span text:style-name="T17">è</text:span><text:span text:style-name="T16"> numerato. Il </text:span><text:span text:style-name="T19">teatro ha un calendario</text:span><text:span text:style-name="T16"> degli eventi. </text:span></text:p>
      <text:p text:style-name="P13"/>
      <text:p text:style-name="P13"><text:span text:style-name="T21">E</text:span><text:span text:style-name="T16">venti: </text:span><text:span text:style-name="T21">sono</text:span><text:span text:style-name="T16"> previsti </text:span><text:span text:style-name="T21">c</text:span><text:span text:style-name="T16">oncerti e spettacoli. </text:span><text:span text:style-name="T21">Ogni evento ha un nome, <text:s/>una data, una durata e un</text:span><text:span text:style-name="T20"> costo fisso. </text:span><text:span text:style-name="T22">Per ogni spettacolo è indicato il nome della compagnia. </text:span><text:span text:style-name="T21">Ogni concerto ha un genere di musica. </text:span></text:p>
      <text:p text:style-name="P3"/>
      <text:p text:style-name="P17"><text:span text:style-name="T24">Calendario degli eventi</text:span><text:span text:style-name="T8">: </text:span><text:span text:style-name="T41">il</text:span> teatro offre spettacoli serali che iniziano alle 20.30 <text:span text:style-name="T9">dal martedì al sabato. Alla domenica offre uno spettacolo pomeridiano con inizio alle ore 16.30. Il teatro rimane chiuso il 1 maggio, il 25 dicembre e tutto il mese di agosto.</text:span></text:p>
      <text:p text:style-name="P17"/>
      <text:p text:style-name="P17"><text:span text:style-name="T7">Cliente: </text:span><text:span text:style-name="T25">p</text:span><text:span text:style-name="T2">er poter prenotare un posto utilizzando il sistema </text:span><text:span text:style-name="T3">il</text:span><text:span text:style-name="T2"> cliente d</text:span><text:span text:style-name="T39">eve</text:span><text:span text:style-name="T2"> registrarsi con nome</text:span><text:span text:style-name="T7">, cognome, indirizzo email. <text:s/></text:span><text:span text:style-name="T10">Al cliente v</text:span><text:span text:style-name="T39">i</text:span><text:span text:style-name="T10">e</text:span><text:span text:style-name="T39">ne</text:span><text:span text:style-name="T10"> data la possibilità di scegliere l’evento dal calendario. </text:span><text:span text:style-name="T39">Effettuata </text:span><text:span text:style-name="T13">la scelta dell’evento </text:span><text:span text:style-name="T39">è</text:span><text:span text:style-name="T13"> assegnato un </text:span><text:span text:style-name="T10"><text:s/>posto in modo casuale tra quelli ancora disponibili. <text:s/></text:span><text:span text:style-name="T25">Creata la prenotazione il cliente p</text:span><text:span text:style-name="T39">uò</text:span><text:span text:style-name="T25"> visualizzarla.</text:span><text:span text:style-name="T10"> </text:span><text:span text:style-name="T3"><text:s/></text:span><text:span text:style-name="T5">Il sistema d</text:span><text:span text:style-name="T39">eve</text:span><text:span text:style-name="T5"> fornire uno storico delle prenotazioni</text:span><text:span text:style-name="T25">. </text:span><text:span text:style-name="T4">Il cliente p</text:span><text:span text:style-name="T39">uò</text:span><text:span text:style-name="T4"> revocare la prenotazione entro 5 giorni.</text:span></text:p>
      <text:p text:style-name="P4"/>
      <text:p text:style-name="P4">Prenotazione: <text:span text:style-name="T8">il sistema </text:span><text:span text:style-name="T4">registra </text:span><text:span text:style-name="T13">nella prenotazione</text:span><text:span text:style-name="T4"> l’</text:span><text:span text:style-name="T39">i</text:span><text:span text:style-name="T4">nformazione</text:span> del cliente, dell’evento e <text:span text:style-name="T4">de</text:span>l posto. A <text:span text:style-name="T8">ogni prenotazione è assegnato un codice </text:span>univoco<text:span text:style-name="T10"> consistente </text:span><text:span text:style-name="T25">in un numero</text:span><text:span text:style-name="T10"> progressivo. </text:span></text:p>
      <text:p text:style-name="P4"/>
      <text:p text:style-name="P5">Il direttore del teatro: attraverso il sistema può creare gli account degli addetti inserendo nome, cognome, indirizzo email . <text:s/><text:span text:style-name="T40">Ha gli stessi dati anagrafici degli </text:span><text:span text:style-name="T42">addetti</text:span><text:span text:style-name="T40">.</text:span></text:p>
      <text:p text:style-name="P14"/>
      <text:p text:style-name="P4"><text:s/></text:p>
      <text:p text:style-name="P7">Addetti del te<text:span text:style-name="T3">a</text:span>tro: <text:span text:style-name="T8">c</text:span><text:span text:style-name="T5">ondividono i </text:span><text:span text:style-name="T8">dati</text:span><text:span text:style-name="T5"> degli utenti.</text:span> <text:span text:style-name="T8">I</text:span>l sistema <text:span text:style-name="T3">dovrà permettere agli addetti di inserire </text:span><text:span text:style-name="T13">nel calendario un nuovo </text:span><text:span text:style-name="T3">evento </text:span><text:span text:style-name="T13">indicandone </text:span><text:span text:style-name="T23">il nome, </text:span><text:span text:style-name="T3"><text:s/>la tipologia e la relativa durata. <text:s/></text:span><text:span text:style-name="T5">Il sistema dovrà permettere agli addetti di </text:span><text:span text:style-name="T41">cancellare</text:span><text:span text:style-name="T5"> </text:span><text:span text:style-name="T41">un </text:span><text:span text:style-name="T5">evento. </text:span><text:span text:style-name="T41">La cancellazione delle</text:span><text:span text:style-name="T5"> relative prenotazion</text:span><text:span text:style-name="T8">i</text:span><text:span text:style-name="T5"> </text:span><text:span text:style-name="T41">dovrà </text:span><text:span text:style-name="T5">comunica</text:span><text:span text:style-name="T41">rsi </text:span><text:span text:style-name="T8">a</text:span><text:span text:style-name="T41">i</text:span><text:span text:style-name="T8"> client</text:span><text:span text:style-name="T41">i</text:span><text:span text:style-name="T8"> tramite</text:span><text:span text:style-name="T5"> email fornita all’atto della registrazione.</text:span></text:p>
      <text:p text:style-name="P6"/>
      <text:p text:style-name="P8"><text:soft-page-break/></text:p>
      <text:p text:style-name="P9"><text:span text:style-name="T12">Re</text:span><text:span text:style-name="T11">quisiti funzionali</text:span></text:p>
      <text:p text:style-name="P9"/>
      <text:p text:style-name="P16"/>
      <text:p text:style-name="P9"/>
      <text:p text:style-name="P18">Cliente</text:p>
      <text:list xml:id="list871233814" text:style-name="L1">
        <text:list-header>
          <text:p text:style-name="P23"/>
        </text:list-header>
        <text:list-item>
          <text:p text:style-name="P25">Il sistema deve dare la possibilità di fare login</text:p>
        </text:list-item>
        <text:list-item>
          <text:p text:style-name="P26">Il sistema deve dare la possibilità di visualizzare il calendario degli eventi</text:p>
        </text:list-item>
        <text:list-item>
          <text:p text:style-name="P27">il sistema <text:span text:style-name="T26">d</text:span><text:span text:style-name="T39">eve</text:span><text:span text:style-name="T26"> dare la possibilità </text:span><text:span text:style-name="T27">di scegliere l’evento per prenotarsi</text:span></text:p>
        </text:list-item>
        <text:list-item>
          <text:p text:style-name="P28">Il sistema deve permette di visualizzare lo storico delle prenotazioni agli eventi.</text:p>
        </text:list-item>
        <text:list-item>
          <text:p text:style-name="P24"><text:span text:style-name="T6">Il sistema deve dare la p</text:span><text:span text:style-name="T5">ossibilità di eliminare una prenotazione relativa ad un evento.</text:span></text:p>
        </text:list-item>
        <text:list-item>
          <text:p text:style-name="P29">Il sistema dato l’evento dovrà fornire un posto libero casuale.</text:p>
        </text:list-item>
        <text:list-item>
          <text:p text:style-name="P29">il sistema deve inviare all’utente un email in caso di <text:span text:style-name="T42">cancellazione dell’evento</text:span>.</text:p>
        </text:list-item>
      </text:list>
      <text:p text:style-name="P15"/>
      <text:p text:style-name="P12"/>
      <text:list xml:id="list165349725138079" text:continue-numbering="true" text:style-name="L1">
        <text:list-header>
          <text:p text:style-name="P26"/>
        </text:list-header>
      </text:list>
      <text:p text:style-name="P9"/>
      <text:p text:style-name="P19">Addetti</text:p>
      <text:list text:style-name="L2">
        <text:list-item>
          <text:p text:style-name="P37"><text:span text:style-name="T28">Il sistema deve dare la p</text:span><text:span text:style-name="T29">ossibilità di </text:span><text:span text:style-name="T30">fare login.</text:span></text:p>
        </text:list-item>
        <text:list-item>
          <text:p text:style-name="P38"><text:span text:style-name="T31">Il sistema deve dare la possibilità di creare un evento </text:span><text:span text:style-name="T38">inserendo il tipo</text:span><text:span text:style-name="T33">, </text:span><text:span text:style-name="T38">il </text:span><text:span text:style-name="T33">nome, </text:span><text:span text:style-name="T38">la </text:span><text:span text:style-name="T33">durata</text:span><text:span text:style-name="T31">.</text:span></text:p>
        </text:list-item>
        <text:list-item>
          <text:p text:style-name="P40"><text:span text:style-name="T37">Il sistema deve dare la possibilità di visualizzare il calendario degli eventi</text:span></text:p>
        </text:list-item>
        <text:list-item>
          <text:p text:style-name="P39"><text:span text:style-name="T34">Il sistema deve dare la possibilità di </text:span><text:span text:style-name="T35">annullare</text:span><text:span text:style-name="T29"> l’evento <text:s/>e </text:span><text:span text:style-name="T36">relative prenotazioni</text:span><text:span text:style-name="T29"> </text:span></text:p>
        </text:list-item>
      </text:list>
      <text:p text:style-name="P20"/>
      <text:list text:style-name="L3">
        <text:list-header>
          <text:p text:style-name="P42"><text:s text:c="2"/></text:p>
          <text:p text:style-name="P41"/>
        </text:list-header>
      </text:list>
      <text:p text:style-name="P1"/>
      <text:p text:style-name="P1"/>
      <text:p text:style-name="P1"/>
      <text:p text:style-name="P1">Requisiti non funzionali</text:p>
      <text:p text:style-name="P9"/>
      <text:p text:style-name="P22">Requisiti Tecnici</text:p>
      <text:list text:style-name="L4">
        <text:list-item>
          <text:p text:style-name="P30">Il sistema deve essere sviluppato in java.</text:p>
        </text:list-item>
        <text:list-item>
          <text:p text:style-name="P31">Le interfacce devono essere sviluppate mediante il framework Swing di java.</text:p>
        </text:list-item>
      </text:list>
      <text:p text:style-name="P21">Requisiti Organizzativi</text:p>
      <text:list text:style-name="L5">
        <text:list-item>
          <text:p text:style-name="P36">La documentazione deve essere essere scritta in italiano.</text:p>
        </text:list-item>
      </text:list>
      <text:p text:style-name="P10"><text:soft-page-break/></text:p>
      <text:p text:style-name="P21">Requisiti Esterni</text:p>
      <text:list text:style-name="L6">
        <text:list-item>
          <text:p text:style-name="P32"><text:s/>L’utente quando si registra da l’autorizzazione a salvare i propri dati nel database.</text:p>
        </text:list-item>
      </text:list>
      <text:list text:style-name="L7">
        <text:list-item>
          <text:p text:style-name="P33">L’utente, utilizzando il sistema, autorizza <text:s/><text:span text:style-name="T39">i</text:span>l teatro al</text:p>
        </text:list-item>
      </text:list>
      <text:p text:style-name="P10"><text:tab/>trattamento dei dati personali conformandosi all’art. 13 del</text:p>
      <text:p text:style-name="P10"><text:tab/>Regolamento UE n. 2016/679 (“General Data Protection</text:p>
      <text:p text:style-name="P10"><text:tab/>Regulation” o “GDPR”).</text:p>
      <text:list text:style-name="L8">
        <text:list-header>
          <text:p text:style-name="P35"/>
        </text:list-header>
      </text:list>
      <text:p text:style-name="P11"/>
      <text:list text:style-name="L9">
        <text:list-header>
          <text:p text:style-name="P34"/>
        </text:list-header>
      </text:list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23:03:55.946000000</meta:creation-date>
    <dc:date>2024-12-22T16:53:49.052289971</dc:date>
    <meta:editing-duration>PT19H42S</meta:editing-duration>
    <meta:editing-cycles>49</meta:editing-cycles>
    <meta:generator>LibreOffice/7.4.7.2$Linux_X86_64 LibreOffice_project/40$Build-2</meta:generator>
    <meta:document-statistic meta:table-count="0" meta:image-count="0" meta:object-count="0" meta:page-count="3" meta:paragraph-count="37" meta:word-count="566" meta:character-count="3665" meta:non-whitespace-character-count="3127"/>
  </office:meta>
</office:document-meta>
</file>